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RegistryTests.resource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HandlerRegistryTests.cache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andlerRegistryTests.getHandler(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yTests.resourceChainWith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sourceHandlerRegistryTests.lastModified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andlerRegistryTests.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andlerRegistryTests.mapPathTo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HandlerRegistryTests.urlResourceWith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HandlerRegistryTests.noResourc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yTests.resourceChainWithVers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HandlerRegistryTests.hasMappingFor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HandlerRegistryTests.resourceChainWithout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andlerRegistryTests.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